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text-properties officeooo:rsid="000b7a73" officeooo:paragraph-rsid="000b7a73"/>
    </style:style>
    <style:style style:name="P3" style:family="paragraph" style:parent-style-name="Text_20_body">
      <style:text-properties officeooo:rsid="000b7a73" officeooo:paragraph-rsid="000b7a73"/>
    </style:style>
    <style:style style:name="T1" style:family="text">
      <style:text-properties style:text-position="33% 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bassins de vie</text:p>
      <text:p text:style-name="P2"/>
      <text:p text:style-name="P2">source : <text:a xlink:type="simple" xlink:href="http://www.insee.fr/fr/methodes/default.asp?page=zonages/bassin-vie-2012.htm" text:style-name="Internet_20_link" text:visited-style-name="Visited_20_Internet_20_Link">http://www.insee.fr/fr/methodes/default.asp?page=zonages/bassin-vie-2012.htm</text:a></text:p>
      <text:p text:style-name="P2"/>
      <text:p text:style-name="P3">Le bassin de vie constitue le plus petit territoire sur lequel les habitants ont accès aux équipements et services les plus courants. On délimite ses contours en plusieurs étapes. On définit tout d’abord un pôle de services comme une commune ou <text:a xlink:type="simple" xlink:href="http://www.insee.fr/fr/methodes/default.asp?page=definitions/unite-urbaine.htm" text:style-name="Internet_20_link" text:visited-style-name="Visited_20_Internet_20_Link">unité urbaine</text:a> disposant d’au moins 16 des 31 équipements intermédiaires. Les zones d’influence de chaque pôle de services sont ensuite délimitées en regroupant les communes les plus proches, la proximité se mesurant en temps de trajet, par la route à heure creuse. Ainsi, pour chaque commune et pour chaque équipement non présent sur la commune, on détermine la commune la plus proche proposant cet équipement. Les équipements intermédiaires mais aussi les équipements de proximité sont pris en compte.</text:p>
      <text:p text:style-name="Text_20_body">La méthode ANABEL permet enfin d’agréger par itérations successives les communes et de dessiner le <text:span text:style-name="Strong_20_Emphasis">périmètre des bassins de vie comme le plus petit territoire sur lequel les habitants ont accès aux équipements et services les plus courants</text:span>. Le zonage en bassins de vie apporte un complément à travers l’analyse de la répartition des équipements et de leur accès.</text:p>
      <text:p text:style-name="Text_20_body">Son principal intérêt est de décrire les espaces non fortement peuplés, c’est à dire les bassins de vie construits sur des unités urbaines de moins de 50 000 habitants.</text:p>
      <text:p text:style-name="Text_20_body">La liste des communes est celle donnée par le Code officiel géographique (COG) au 1<text:span text:style-name="T1">er</text:span> janvier 2011. </text:p>
      <text:p text:style-name="P2">Les données sont accessibles à l'adresse <text:a xlink:type="simple" xlink:href="http://www.insee.fr/fr/methodes/zonages/bv-2012.zip" text:style-name="Internet_20_link" text:visited-style-name="Visited_20_Internet_20_Link">http://www.insee.fr/fr/methodes/zonages/bv-2012.zip</text:a></text:p>
      <text:p text:style-name="P2"/>
      <text:p text:style-name="P2">contenu :</text:p>
      <text:p text:style-name="P2">- liste des bassins de vie avec leur code</text:p>
      <text:p text:style-name="P2">- liste des communes avec le nom du BV auquel elles appartien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date style:data-style-name="N37" text:date-value="2015-08-19T10:52:08.115531848" text:fixed="true">19/08/15</text:date> - <text:file-name text:display="full">/Users/jcb/Documents/Stat Resural/RPU_Doc/Carto/Bassins_de_vie/bv_readm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0:46:10.037151000</meta:creation-date>
    <dc:date>2015-08-19T10:53:05.860476000</dc:date>
    <meta:editing-duration>PT6M55S</meta:editing-duration>
    <meta:editing-cycles>2</meta:editing-cycles>
    <meta:generator>LibreOffice/4.3.7.2$MacOSX_X86_64 LibreOffice_project/8a35821d8636a03b8bf4e15b48f59794652c68ba</meta:generator>
    <meta:document-statistic meta:table-count="0" meta:image-count="0" meta:object-count="0" meta:page-count="1" meta:paragraph-count="11" meta:word-count="265" meta:character-count="1775" meta:non-whitespace-character-count="1520"/>
  </office:meta>
</office:document-meta>
</file>